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: 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8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4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7388" calcext:value-type="float">
            <text:p>78.7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7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6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5" calcext:value-type="float">
            <text:p>99.00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306" calcext:value-type="float">
            <text:p>96.30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4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0045" calcext:value-type="float">
            <text:p>76.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6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6.3781" calcext:value-type="float">
            <text:p>66.3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9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0.1063" calcext:value-type="float">
            <text:p>90.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1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2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8985" calcext:value-type="float">
            <text:p>68.898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8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7478" calcext:value-type="float">
            <text:p>83.7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0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4044" calcext:value-type="float">
            <text:p>86.4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6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8627" calcext:value-type="float">
            <text:p>93.8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1428" calcext:value-type="float">
            <text:p>85.142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4723" calcext:value-type="float">
            <text:p>92.4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7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9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9671" calcext:value-type="float">
            <text:p>83.967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2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8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7.7543" calcext:value-type="float">
            <text:p>77.7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33:34.81758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36:20.26354524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22" meta:object-count="0"/>
  </office:meta>
</office:document-meta>
</file>